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verifying-an-alien-dictionary/" text:style-name="Internet_20_link" text:visited-style-name="Visited_20_Internet_20_Link"><text:span text:style-name="T1">953. Verifying an Alien Dictionary</text:span></text:a></text:p>
      <text:p text:style-name="P3">Easy</text:p>
      <text:p text:style-name="P3"/>
      <text:p text:style-name="P4"><text:span text:style-name="T1">In an alien language, surprisingly, they also use English lowercase letters, but possibly in a different </text:span><text:span text:style-name="Source_20_Text"><text:span text:style-name="T2">order</text:span></text:span><text:span text:style-name="T1">. The </text:span><text:span text:style-name="Source_20_Text"><text:span text:style-name="T2">order</text:span></text:span><text:span text:style-name="T1"> of the alphabet is some permutation of lowercase letters.</text:span></text:p>
      <text:p text:style-name="P4"><text:span text:style-name="T1">Given a sequence of </text:span><text:span text:style-name="Source_20_Text"><text:span text:style-name="T2">words</text:span></text:span><text:span text:style-name="T1"> written in the alien language, and the </text:span><text:span text:style-name="Source_20_Text"><text:span text:style-name="T2">order</text:span></text:span><text:span text:style-name="T1"> of the alphabet, return </text:span><text:span text:style-name="Source_20_Text"><text:span text:style-name="T2">true</text:span></text:span><text:span text:style-name="T1"> if and only if the given </text:span><text:span text:style-name="Source_20_Text"><text:span text:style-name="T2">words</text:span></text:span><text:span text:style-name="T1"> are sorted lexicographically in this alien language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words = ["hello","leetcode"], order = "hlabcdefgijkmnopqrstuvwxyz"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 </text:span></text:span><text:span text:style-name="T1">As 'h' comes before 'l' in this language, then the sequence is sorted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words = ["word","world","row"], order = "worldabcefghijkmnpqstuvxyz"</text:span></text:p>
      <text:p text:style-name="P2"><text:span text:style-name="Strong_20_Emphasis"><text:span text:style-name="T1">Output:</text:span></text:span><text:span text:style-name="T1"> false</text:span></text:p>
      <text:p text:style-name="P1"><text:span text:style-name="Strong_20_Emphasis"><text:span text:style-name="T1">Explanation: </text:span></text:span><text:span text:style-name="T1">As 'd' comes after 'l' in this language, then words[0] &gt; words[1], hence the sequence is unsorted.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words = ["apple","app"], order = "abcdefghijklmnopqrstuvwxyz"</text:span></text:p>
      <text:p text:style-name="P2"><text:span text:style-name="Strong_20_Emphasis"><text:span text:style-name="T1">Output:</text:span></text:span><text:span text:style-name="T1"> false</text:span></text:p>
      <text:p text:style-name="P1"><text:span text:style-name="Strong_20_Emphasis"><text:span text:style-name="T1">Explanation: </text:span></text:span><text:span text:style-name="T1">The first three characters "app" match, and the second string is shorter (in size.) According to lexicographical rules "apple" &gt; "app", because 'l' &gt; '∅', where '∅' is defined as the blank character which is less than any other character (</text:span><text:a xlink:type="simple" xlink:href="https://en.wikipedia.org/wiki/Lexicographical_order" office:target-frame-name="_blank" xlink:show="new" text:style-name="Internet_20_link" text:visited-style-name="Visited_20_Internet_20_Link"><text:span text:style-name="T1">More info</text:span></text:a><text:span text:style-name="T1">).</text:span></text:p>
      <text:p text:style-name="P5"> </text:p>
      <text:p text:style-name="P4"><text:span text:style-name="Strong_20_Emphasis"><text:span text:style-name="T1">Constraints:</text:span></text:span></text:p>
      <text:list xml:id="list3314432052" text:style-name="L1">
        <text:list-item>
          <text:p text:style-name="P6"><text:span text:style-name="Source_20_Text"><text:span text:style-name="T2">1 &lt;= words.length &lt;= 100</text:span></text:span></text:p>
        </text:list-item>
        <text:list-item>
          <text:p text:style-name="P6"><text:span text:style-name="Source_20_Text"><text:span text:style-name="T2">1 &lt;= words[i].length &lt;= 20</text:span></text:span></text:p>
        </text:list-item>
        <text:list-item>
          <text:p text:style-name="P6"><text:span text:style-name="Source_20_Text"><text:span text:style-name="T2">order.length == 26</text:span></text:span></text:p>
        </text:list-item>
        <text:list-item>
          <text:p text:style-name="P7"><text:span text:style-name="T1">All characters in </text:span><text:span text:style-name="Source_20_Text"><text:span text:style-name="T2">words[i]</text:span></text:span><text:span text:style-name="T1"> and </text:span><text:span text:style-name="Source_20_Text"><text:span text:style-name="T2">order</text:span></text:span><text:span text:style-name="T1"> are English lowercase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1T11:34:36.023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3" meta:word-count="202" meta:character-count="1294" meta:non-whitespace-character-count="1115"/>
  </office:meta>
</office:document-meta>
</file>